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30.87mm" style:rel-width="scale" style:rel-height="scale"><draw:object-ole xlink:href="OleObj1"/><draw:image xlink:href="ObjectReplacements/OleObj1"/></draw:frame><text:span text:style-name="T1"/></text:p>
      <text:p text:style-name="P1"><text:span text:style-name="T1">sa dsfsd</text:span></text:p>
      <text:p text:style-name="P1"><text:span text:style-name="T1">saxsdfds</text:span></text:p>
      <text:p text:style-name="P1"><text:span text:style-name="T1">WS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